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9pt" style:font-size-asian="9pt" style:font-size-complex="9pt"/>
    </style:style>
    <style:style style:name="T1" style:family="text">
      <style:text-properties officeooo:rsid="001b16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officeooo:rsid="002c9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/text:p>
      <text:p text:style-name="P2"/>
      <text:p text:style-name="P1"><text:tab/><text:tab/><text:tab/><text:span text:style-name="T2"><text:tab/>Contexte du projet :</text:span></text:p>
      <text:p text:style-name="P2"/>
      <text:p text:style-name="P2">C'est pour un restaurateur qui aimerais la refonte de son site fait actuellement avec <text:span text:style-name="T1">un </text:span>CMS. <text:tab/></text:p>
      <text:p text:style-name="P2">L'application sera en 3 parties sur des serveurs differents et communiquerons par une API:<text:tab/></text:p>
      <text:p text:style-name="P2"/>
      <text:p text:style-name="P2">-&gt; Une <text:span text:style-name="T8">application cliente </text:span>pour le <text:s/><text:span text:style-name="T2">site web </text:span>: Site du restaurant (6 pages) </text:p>
      <text:p text:style-name="P2"><text:tab/>Les pages/onglets necessaires :</text:p>
      <text:p text:style-name="P2"><text:tab/><text:tab/>- Acceuil</text:p>
      <text:p text:style-name="P2"><text:tab/><text:tab/>- Le restaurant</text:p>
      <text:p text:style-name="P2"><text:tab/><text:tab/>- le Chef</text:p>
      <text:p text:style-name="P2"><text:tab/><text:tab/>- La Carte</text:p>
      <text:p text:style-name="P2"><text:tab/><text:tab/>- Infos Pratiques</text:p>
      <text:p text:style-name="P2"><text:tab/><text:tab/>- Contact</text:p>
      <text:p text:style-name="P2"><text:tab/><text:tab/>- Reserver</text:p>
      <text:p text:style-name="P2"/>
      <text:p text:style-name="P2">-&gt; Une application cliente de gestion pour l'<text:span text:style-name="T2">admin</text:span>: Un tableau de bord pour la gestion de contenu et relation client(message) (1 page)</text:p>
      <text:p text:style-name="P2"><text:tab/>Les onglets necessaires :</text:p>
      <text:p text:style-name="P2"><text:tab/><text:tab/>- Profil</text:p>
      <text:p text:style-name="P2"><text:tab/><text:tab/>- Reservations</text:p>
      <text:p text:style-name="P2"><text:tab/><text:tab/>- Messages </text:p>
      <text:p text:style-name="P2"><text:tab/><text:tab/>- Menus<text:tab/><text:tab/><text:tab/></text:p>
      <text:p text:style-name="P2"/>
      <text:p text:style-name="P2">-&gt; une <text:span text:style-name="T2">API </text:span>: Sert d'intermediaire pour les applications et la BDD</text:p>
      <text:p text:style-name="P2"><text:tab/>Liste des fonctionnalitées :</text:p>
      <text:p text:style-name="P2"><text:tab/>-&gt; App Site Web :</text:p>
      <text:p text:style-name="P2"><text:tab/><text:tab/>- Affichage des differentes parties du site </text:p>
      <text:p text:style-name="P2"><text:tab/><text:tab/>- Envoie de formulaire de contact </text:p>
      <text:p text:style-name="P2"><text:tab/><text:tab/>- Demande de reservation </text:p>
      <text:p text:style-name="P2"><text:tab/><text:tab/>- Site traduit dans differents languages <text:tab/><text:tab/></text:p>
      <text:p text:style-name="P2"><text:tab/><text:tab/></text:p>
      <text:p text:style-name="P2"><text:tab/>-&gt; App gestion Admin</text:p>
      <text:p text:style-name="P2"><text:tab/><text:tab/>- Connexion/deconnexion</text:p>
      <text:p text:style-name="P2"><text:tab/><text:tab/>- Lecture/Ajout/Modification sur les reservations</text:p>
      <text:p text:style-name="P2"><text:tab/><text:tab/>- Lecture/modification sur les messages</text:p>
      <text:p text:style-name="P2"><text:tab/><text:tab/>- Lecture/Modification des Menus</text:p>
      <text:p text:style-name="P2"><text:tab/><text:tab/></text:p>
      <text:p text:style-name="P2"><text:tab/>-&gt; API</text:p>
      <text:p text:style-name="P2"><text:tab/><text:tab/>- Revevoir/repondre des requetes aux applications clientes </text:p>
      <text:p text:style-name="P2"><text:tab/><text:tab/>- operations sur la BDD</text:p>
      <text:p text:style-name="P2"/>
      <text:p text:style-name="P2"><text:tab/><text:tab/><text:tab/><text:tab/><text:tab/></text:p>
      <text:p text:style-name="P2">30/11/2020</text:p>
      <text:p text:style-name="P2">Les questions techniques qu'il reste a definire:</text:p>
      <text:p text:style-name="P2"/>
      <text:p text:style-name="P2">- Pour le choix des technos j'hesite encore, mais je pense y reflechir plus tard:</text:p>
      <text:p text:style-name="P2"><text:tab/><text:tab/>Les choix sont :</text:p>
      <text:p text:style-name="P2"><text:tab/><text:tab/>- Cote client : JS avec ou pas de framework , PHP (symfony ?),Node(express?)</text:p>
      <text:p text:style-name="P2"><text:tab/><text:tab/>- API : PHP/symfony , Node/express </text:p>
      <text:p text:style-name="P2"/>
      <text:p text:style-name="P2">- Gestion de la traduction du site (API externe ?)</text:p>
      <text:p text:style-name="P2">- Pour l'authentification, <text:span text:style-name="T9">se servir d’</text:span>un systeme interne de token ou utiliser une API externe (Oauth, JWT ?)</text:p>
      <text:p text:style-name="P2">- <text:span text:style-name="T9">S</text:span>yncronisation des contenues entre les applications</text:p>
      <text:p text:style-name="P2">- <text:span text:style-name="T9">A</text:span>utorisations de ressources de l'AP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onsolas" fo:font-size="6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nsolas" fo:font-size="6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nsolas" fo:font-family="Consolas" style:font-family-generic="swiss" style:font-pitch="fixed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nsolas" fo:font-family="Consolas" style:font-family-generic="swiss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nsolas" fo:font-family="Consolas" style:font-family-generic="swiss" style:font-pitch="fixed" fo:font-size="12pt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00:44:36.026000000</meta:creation-date>
    <dc:date>2020-12-05T00:52:09.084000000</dc:date>
    <meta:editing-duration>PT7M5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47" meta:word-count="270" meta:character-count="1686" meta:non-whitespace-character-count="1373"/>
  </office:meta>
</office:document-meta>
</file>